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21CD147368A0751C8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9ef5e" officeooo:paragraph-rsid="0019ef5e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P1"><draw:frame draw:style-name="fr1" draw:name="Image1" text:anchor-type="char" svg:x="0cm" svg:y="0.45cm" svg:width="17cm" svg:height="10.407cm" draw:z-index="0"><draw:image xlink:href="Pictures/10000001000003A80000021CD147368A0751C8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8:09:09.574965507</meta:creation-date>
    <dc:date>2023-10-24T18:10:06.759394575</dc:date>
    <meta:editing-duration>PT1M</meta:editing-duration>
    <meta:editing-cycles>1</meta:editing-cycles>
    <meta:document-statistic meta:table-count="0" meta:image-count="1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